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Standard">
      <style:paragraph-properties fo:margin-top="0in" fo:margin-bottom="0.1965in" style:contextual-spacing="false"/>
      <style:text-properties fo:font-weight="bold" style:font-weight-asian="bold" style:font-weight-complex="bold"/>
    </style:style>
    <style:style style:name="P3" style:family="paragraph" style:parent-style-name="Text_20_body">
      <style:text-properties style:font-name="arial" fo:font-size="10pt"/>
    </style:style>
    <style:style style:name="P4" style:family="paragraph" style:parent-style-name="Text_20_body" style:list-style-name="L1">
      <style:text-properties style:font-name="arial" fo:font-size="10pt"/>
    </style:style>
    <style:style style:name="P5" style:family="paragraph" style:parent-style-name="Text_20_body">
      <style:text-properties style:font-name="arial" fo:font-size="10pt" officeooo:rsid="000bb344" officeooo:paragraph-rsid="000bb344"/>
    </style:style>
    <style:style style:name="P6" style:family="paragraph" style:parent-style-name="Text_20_body" style:list-style-name="L1">
      <style:text-properties officeooo:paragraph-rsid="0009d5cc"/>
    </style:style>
    <style:style style:name="P7" style:family="paragraph" style:parent-style-name="Text_20_body" style:list-style-name="L1">
      <style:text-properties officeooo:rsid="0009d5cc" officeooo:paragraph-rsid="0009d5cc"/>
    </style:style>
    <style:style style:name="P8" style:family="paragraph" style:parent-style-name="Text_20_body">
      <style:text-properties fo:font-weight="bold" officeooo:rsid="000acb25" officeooo:paragraph-rsid="000acb25" style:font-weight-asian="bold" style:font-weight-complex="bold"/>
    </style:style>
    <style:style style:name="P9" style:family="paragraph" style:parent-style-name="Text_20_body">
      <style:text-properties fo:font-weight="bold" officeooo:rsid="000fb5e8" officeooo:paragraph-rsid="000fb5e8" style:font-weight-asian="bold" style:font-weight-complex="bold"/>
    </style:style>
    <style:style style:name="P10" style:family="paragraph" style:parent-style-name="Text_20_body">
      <style:text-properties fo:font-weight="normal" officeooo:rsid="000acb25" officeooo:paragraph-rsid="000acb25" style:font-weight-asian="normal" style:font-weight-complex="normal"/>
    </style:style>
    <style:style style:name="P11" style:family="paragraph" style:parent-style-name="Text_20_body">
      <style:text-properties fo:font-weight="normal" officeooo:rsid="000fb5e8" officeooo:paragraph-rsid="000fb5e8" style:font-weight-asian="normal" style:font-weight-complex="normal"/>
    </style:style>
    <style:style style:name="P12" style:family="paragraph" style:parent-style-name="Text_20_body">
      <style:text-properties fo:font-weight="normal" officeooo:rsid="00113938" officeooo:paragraph-rsid="00113938" style:font-weight-asian="normal" style:font-weight-complex="normal"/>
    </style:style>
    <style:style style:name="P13" style:family="paragraph" style:parent-style-name="Text_20_body">
      <style:text-properties officeooo:paragraph-rsid="000ba094"/>
    </style:style>
    <style:style style:name="P14" style:family="paragraph" style:parent-style-name="Text_20_body">
      <style:text-properties officeooo:paragraph-rsid="000f119c"/>
    </style:style>
    <style:style style:name="P15" style:family="paragraph" style:parent-style-name="Text_20_body">
      <style:paragraph-properties fo:margin-top="0in" fo:margin-bottom="0in" style:contextual-spacing="false" fo:line-height="100%"/>
      <style:text-properties fo:font-weight="bold"/>
    </style:style>
    <style:style style:name="P16" style:family="paragraph" style:parent-style-name="Text_20_body">
      <style:paragraph-properties fo:margin-top="0in" fo:margin-bottom="0in" style:contextual-spacing="false" fo:line-height="100%"/>
      <style:text-properties fo:font-weight="bold" officeooo:paragraph-rsid="001306e2"/>
    </style:style>
    <style:style style:name="P17" style:family="paragraph" style:parent-style-name="Text_20_body">
      <style:paragraph-properties fo:margin-top="0in" fo:margin-bottom="0in" style:contextual-spacing="false" fo:line-height="100%"/>
    </style:style>
    <style:style style:name="P18" style:family="paragraph" style:parent-style-name="Text_20_body">
      <style:paragraph-properties fo:margin-top="0in" fo:margin-bottom="0in" style:contextual-spacing="false" fo:line-height="100%"/>
      <style:text-properties officeooo:paragraph-rsid="0012bf5e"/>
    </style:style>
    <style:style style:name="P19" style:family="paragraph" style:parent-style-name="Text_20_body">
      <style:paragraph-properties fo:margin-top="0in" fo:margin-bottom="0in" style:contextual-spacing="false" fo:line-height="100%"/>
      <style:text-properties fo:font-weight="normal"/>
    </style:style>
    <style:style style:name="P20" style:family="paragraph" style:parent-style-name="Text_20_body">
      <style:paragraph-properties fo:margin-top="0in" fo:margin-bottom="0in" style:contextual-spacing="false" fo:line-height="100%"/>
      <style:text-properties officeooo:rsid="0012bf5e" officeooo:paragraph-rsid="0012bf5e"/>
    </style:style>
    <style:style style:name="P21" style:family="paragraph" style:parent-style-name="Text_20_body">
      <style:paragraph-properties fo:margin-top="0in" fo:margin-bottom="0.1965in" style:contextual-spacing="false"/>
      <style:text-properties fo:font-weight="bold"/>
    </style:style>
    <style:style style:name="T1" style:family="text">
      <style:text-properties fo:font-style="italic"/>
    </style:style>
    <style:style style:name="T2" style:family="text">
      <style:text-properties style:font-name="arial" fo:font-size="10pt"/>
    </style:style>
    <style:style style:name="T3" style:family="text">
      <style:text-properties style:font-name="arial" fo:font-size="10pt" officeooo:rsid="0009d5cc"/>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0ba094" style:font-weight-asian="normal" style:font-weight-complex="normal"/>
    </style:style>
    <style:style style:name="T7" style:family="text">
      <style:text-properties fo:font-size="8pt" style:font-size-asian="8pt" style:font-size-complex="8pt"/>
    </style:style>
    <style:style style:name="T8" style:family="text">
      <style:text-properties fo:font-size="8pt" fo:font-weight="normal" officeooo:rsid="000ba094" style:font-size-asian="8pt" style:font-weight-asian="normal" style:font-size-complex="8pt" style:font-weight-complex="normal"/>
    </style:style>
    <style:style style:name="T9" style:family="text">
      <style:text-properties fo:font-weight="bold" officeooo:rsid="000acb25"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Vital Functions</text:p>
      <text:p text:style-name="P17">→ <text:span text:style-name="T4">Memory Management</text:span></text:p>
      <text:p text:style-name="P17">→ <text:span text:style-name="T4">Processor Management</text:span></text:p>
      <text:p text:style-name="P17">→ <text:span text:style-name="T4">Device Management</text:span></text:p>
      <text:p text:style-name="P17">→ <text:span text:style-name="T4">File Management</text:span></text:p>
      <text:p text:style-name="P17"/>
      <text:p text:style-name="P15">Processes</text:p>
      <text:p text:style-name="P19">A program in execution.</text:p>
      <text:p text:style-name="P17">→ <text:span text:style-name="T4">Process Descriptor</text:span></text:p>
      <text:p text:style-name="P19">- Run State</text:p>
      <text:p text:style-name="P19">- Address Space</text:p>
      <text:p text:style-name="P19">- Open Files</text:p>
      <text:p text:style-name="P19">- Priorities</text:p>
      <text:p text:style-name="P17">→ <text:span text:style-name="T4">Process State</text:span></text:p>
      <text:p text:style-name="P19">- Running</text:p>
      <text:p text:style-name="P19">- Waiting (Interruptible, Uninterruptible)</text:p>
      <text:p text:style-name="P19">- Stopped</text:p>
      <text:p text:style-name="P19">- Zombie </text:p>
      <text:p text:style-name="P15">Memory Management</text:p>
      <text:p text:style-name="P17">→ <text:span text:style-name="T4">Large Address Space</text:span></text:p>
      <text:p text:style-name="P17">→ <text:span text:style-name="T4">Memory Protection</text:span></text:p>
      <text:p text:style-name="P17">→ <text:span text:style-name="T4">Memory Mapping</text:span></text:p>
      <text:p text:style-name="P17">→ <text:span text:style-name="T4">Fair Share Memory Allocation</text:span></text:p>
      <text:p text:style-name="P17">→ <text:span text:style-name="T4">Shared Virtual Memory</text:span></text:p>
      <text:p text:style-name="P17"/>
      <text:p text:style-name="P15">Scheduling</text:p>
      <text:p text:style-name="P17">→ <text:span text:style-name="T4">Linux – Priority Scheduler</text:span></text:p>
      <text:p text:style-name="P17">→ <text:span text:style-name="T4">Multi-Processors - 1 process queue / process</text:span></text:p>
      <text:p text:style-name="P19">Development book third edition written by Robert Love.</text:p>
      <text:p text:style-name="P17"/>
      <text:p text:style-name="P15">Difference between Monolithic and Micro-kernel</text:p>
      <text:p text:style-name="P17"/>
      <text:p text:style-name="P19">In monolithic kernel all processes like Filesystem, device drivers run in kernel mode. While in micro-kernel, it runs in user mode. Thus, its a minimal kernel.</text:p>
      <text:p text:style-name="P17"/>
      <text:p text:style-name="P19">Now simple kernel tasks for u-kernel</text:p>
      <text:p text:style-name="P17">→ <text:span text:style-name="T4">Interrupt Handling</text:span></text:p>
      <text:p text:style-name="P17">→ <text:span text:style-name="T4">Low Level processes management</text:span></text:p>
      <text:p text:style-name="P17">→ <text:span text:style-name="T4">Message Passing Handling</text:span></text:p>
      <text:p text:style-name="P17"><text:span text:style-name="T4"/></text:p>
      <text:p text:style-name="P16">Advantages &amp; Disadvantages</text:p>
      <text:p text:style-name="P20"><text:a xlink:type="simple" xlink:href="https://www.quora.com/What-is-the-difference-between-a-monolithic-kernel-and-microkernel">https://www.quora.com/What-is-the-difference-between-a-monolithic-kernel-and-microkernel</text:a></text:p>
      <text:p text:style-name="P18"/>
      <text:p text:style-name="P15">Modular Kernel</text:p>
      <text:p text:style-name="P19">Hybrid of both mono and micro kernels.</text:p>
      <text:p text:style-name="P17"/>
      <text:p text:style-name="P17"/>
      <text:p text:style-name="P15"><text:soft-page-break/>Contiki-OS</text:p>
      <text:p text:style-name="P17"/>
      <text:p text:style-name="P15">Features</text:p>
      <text:p text:style-name="P17">→ <text:span text:style-name="T4">Cooja Network Simulator</text:span></text:p>
      <text:p text:style-name="P17">→ </text:p>
      <text:p text:style-name="P1"/>
      <text:p text:style-name="P1"/>
      <text:p text:style-name="P2">Why do we need virtual memory?</text:p>
      <text:p text:style-name="P5"><text:a xlink:type="simple" xlink:href="http://www.utilizewindows.com/what-is-virtual-memory-and-why-do-we-need-it/">http://www.utilizewindows.com/what-is-virtual-memory-and-why-do-we-need-it/</text:a></text:p>
      <text:p text:style-name="P5"><text:a xlink:type="simple" xlink:href="https://www.linux.com/news/all-about-linux-swap-space">https://www.linux.com/news/all-about-linux-swap-space</text:a></text:p>
      <text:p text:style-name="P5"/>
      <text:p text:style-name="P3">There are many reasons to do this:</text:p>
      <text:list xml:id="list5411304019371696589" text:style-name="L1">
        <text:list-item>
          <text:p text:style-name="P6"><text:span text:style-name="T2">It allows us to run more applications on the system than we have enough physical memory to suppor</text:span><text:span text:style-name="T3">t. </text:span><text:span text:style-name="T2">Virtual memory is simulated memory that is written to a file on the hard drive. That file is often called </text:span><text:span text:style-name="Strong_20_Emphasis"><text:span text:style-name="T2">page file</text:span></text:span><text:span text:style-name="T2"> or </text:span><text:span text:style-name="Strong_20_Emphasis"><text:span text:style-name="T2">swap file</text:span></text:span><text:span text:style-name="T2">. It’s used by operating systems to simulate physical RAM by using hard disk space. </text:span></text:p>
          <text:p text:style-name="P7"><text:span text:style-name="T2">$ swapon -s</text:span></text:p>
        </text:list-item>
        <text:list-item>
          <text:p text:style-name="P4">If you have a compiled binary, each function has a fixed address in memory and the assembly instructions to call functions have that address hardcoded. If virtual memory didn't exist, two programs couldn't be loaded into memory and run at the same time, because they'd potentially need to have different functions at the same physical address.</text:p>
        </text:list-item>
        <text:list-item>
          <text:p text:style-name="P4">If two or more programs are running at the same time (or are being context-switched between) and use direct addresses, a memory error in one program (for example, reading a bad pointer) could destroy memory being used by the other process, taking down multiple programs due to a single crash.</text:p>
        </text:list-item>
        <text:list-item>
          <text:p text:style-name="P4">If you try to combat the two above issues by paging out all the memory for one process when switching to a second process, you incur a <text:span text:style-name="T1">massive</text:span> performance hit because you might have to page out all of memory.</text:p>
        </text:list-item>
        <text:list-item>
          <text:p text:style-name="P4">Depending on the hardware, some memory addresses might be reserved for physical devices (for example, video RAM, external devices, etc.) If programs are compiled without knowing that those addresses are significant, they might physically break plugged-in devices by reading and writing to their memory. Worse, if that memory is read-only or write-only, the program might write bits to an address expecting them to stay there and then read back different values.</text:p>
        </text:list-item>
      </text:list>
      <text:p text:style-name="P14">Virtual Address to Physical Address:<text:line-break/><text:a xlink:type="simple" xlink:href="http://www.cs.umd.edu/class/sum2003/cmsc311/Notes/Memory/virtual.html" office:target-frame-name="_blank" xlink:show="new">http://www.cs.umd.edu/class/</text:a><text:line-break/></text:p>
      <text:p text:style-name="P14"><text:span text:style-name="T9">Swapping</text:span></text:p>
      <text:p text:style-name="P10">Linux divides its physical RAM (random access memory) into chucks of memory called pages. Swapping is the process whereby a page of memory is copied to the preconfigured space on the hard <text:soft-page-break/>disk, called swap space, to free up that page of memory. The combined sizes of the physical memory and the swap space is the amount of virtual memory available.</text:p>
      <text:p text:style-name="P13"><text:span text:style-name="T8">$ </text:span><text:span text:style-name="Source_20_Text"><text:span text:style-name="T7">getconf PAGESIZE</text:span></text:span></text:p>
      <text:p text:style-name="P8"><text:span text:style-name="T5">With virtual memory we also use a process called </text:span><text:span text:style-name="Strong_20_Emphasis"><text:span text:style-name="T5">swapping</text:span></text:span><text:span text:style-name="T5">. The process of moving data from RAM to disk (and back) is known as swapping or paging. The Virtual Memory Manager (VMM) is in charge of swapping data between physical memory and the hard disk. As we know, hard drive is a lot slower than RAM.</text:span></text:p>
      <text:p text:style-name="P9">Process Address Space</text:p>
      <text:p text:style-name="P11">The process address space is the set of logical addresses that a process references in its code. For example, when 32-bit addressing is in use, addresses can range from 0 to 0x7fffffff; that is, 2^31 possible numbers, for a total theoretical size of 2 gigabytes.</text:p>
      <text:p text:style-name="P12"><text:a xlink:type="simple" xlink:href="https://www.tutorialspoint.com/operating_system/os_memory_management.htm">https://www.tutorialspoint.com/operating_system/os_memory_management.htm</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6:22:02.788708184</meta:creation-date>
    <dc:date>2017-02-22T17:46:05.432667005</dc:date>
    <meta:editing-duration>PT1H23M33S</meta:editing-duration>
    <meta:editing-cycles>11</meta:editing-cycles>
    <meta:generator>LibreOffice/4.2.8.2$Linux_X86_64 LibreOffice_project/420m0$Build-2</meta:generator>
    <meta:document-statistic meta:table-count="0" meta:image-count="0" meta:object-count="0" meta:page-count="3" meta:paragraph-count="59" meta:word-count="631" meta:character-count="3992" meta:non-whitespace-character-count="3421"/>
  </office:meta>
</office:document-meta>
</file>